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</presentation:footer-decl>
      <draw:page draw:name="Full Title of Presentation" draw:style-name="dp1" draw:master-page-name="Title_20_Slide" presentation:presentation-page-layout-name="AL1T0" presentation:use-footer-name="ftr1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Intermediate Results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&amp; Timeline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draw:frame draw:name="Title 2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" presentation:use-footer-name="ftr1">
        <draw:frame presentation:style-name="pr8" draw:text-style-name="P15" draw:layer="layout" svg:width="15.962cm" svg:height="1.444cm" svg:x="0cm" svg:y="0cm" presentation:class="title" presentation:user-transformed="true">
          <draw:text-box>
            <text:p><text:span text:style-name="T14"><text:s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5" draw:text-style-name="P17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Communication 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..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8"><text:span text:style-name="T17">Infrastructure setup and documentation <text:s text:c="2"/></text:span></text:p>
              </text:list-item>
              <text:list-item>
                <text:p text:style-name="P18"><text:span text:style-name="T17">Single drone simulated in Gazebo /Rviz </text:span></text:p>
                <text:p text:style-name="P18"><text:span text:style-name="T17">photo</text:span></text:p>
              </text:list-item>
              <text:list-item>
                <text:p text:style-name="P18"><text:span text:style-name="T17">Single drone communication – gui </text:span></text:p>
                <text:p text:style-name="P18"><text:span text:style-name="T17">photo</text:span></text:p>
              </text:list-item>
              <text:list-item>
                <text:p text:style-name="P18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19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6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0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8</meta:editing-cycles>
    <meta:creation-date>2024-11-09T11:41:46.836226739</meta:creation-date>
    <meta:editing-duration>PT30M17S</meta:editing-duration>
    <meta:generator>LibreOffice/24.2.6.2$Linux_X86_64 LibreOffice_project/420$Build-2</meta:generator>
    <dc:date>2025-01-06T12:45:22.788766669</dc:date>
    <meta:document-statistic meta:object-count="308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